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6be45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T1" style:family="text">
      <style:text-properties officeooo:rsid="0016be4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be45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172e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З</text:span><text:span text:style-name="T3">адание 1</text:span></text:p>
      <text:p text:style-name="P1"><text:tab/><text:span text:style-name="T5">Менеджмент <text:s/>– это наука, тесно связанная с работой и функционированием предприятий, их управлением. Менеджмент описывает методы и способы построения различных процессов и взаимоотношений между людьми в организации: каким образом руководству следует относиться к подчиненным, как их стимулировать, чтобы добиться максимальной продуктивности, как выбрать наиболее оптимальный способ по анализу потребностей рынка, его прогнозирования и прочее.</text:span></text:p>
      <text:p text:style-name="P2"><text:tab/>Менеджмент используется в предпринимательстве, бизнесе и в любых организациях, где существует какой-либо коллектив.</text:p>
      <text:p text:style-name="P2"><text:tab/>Основные цели и задачи – повышение эффективности как самих сотрудников, так и всего предприятия в целом, установление в предприятии таких взаимоотношений между работниками, чтобы их труд был максимально продуктивным.</text:p>
      <text:p text:style-name="P2">Можно выделить разные уровни менеджмента (а равно и менеджеров):</text:p>
      <text:p text:style-name="P2"><text:tab/>1. Высший – анализ и прогнозирование рынка, постановка глобальных целей</text:p>
      <text:p text:style-name="P2"><text:tab/>2. Средний – воплощение в жизнь идей высшего уровня</text:p>
      <text:p text:style-name="P2"><text:tab/>3. Операционный – взаимодействие между рабочими для реализации планов среднего уровня, организация рабочего процесса</text:p>
      <text:p text:style-name="P2"><text:tab/>Успешность компании на рынке во многом зависит от качества менеджмента, при чём на всех её уровнях. Например, в случае, когда не удалось предвидеть сложившуюся ситуации на рынке и предпринять нужные действия, компания может потерпеть существенные финансовые убытки.</text:p>
      <text:p text:style-name="P2">Если у работников не будет должной мотивации к качественному выполнению своих обязанностей, то эффективность какого-либо подразделения снижается, что может привести также к финансовым потерям.</text:p>
      <text:p text:style-name="P2"><text:tab/>В случае же успешного менеджмента, когда между работниками и начальством удается установить правильные взаимоотношения, а все системы налажены, то доходы компании увеличиваются, она развивается и укрепляет свою позицию по отношению к конкурентам.</text:p>
      <text:p text:style-name="P2"><text:tab/>В качестве примера использования различных методов из школ рассмотрим компанию Яндекс. Эта компания использует несколько методов для повышения эффективности своих сотрудников:</text:p>
      <text:p text:style-name="P2"><text:tab/>1. Методы из школы поведенческих наук. Комфортные офисы, игровые зоны для отдыха, спортивные залы, столовые – всё в одном здании, чтобы сотрудники могли комфортно чувствовать себя «как дома». Когда всё необходимое под рукой – появляется почва для развития креативных идей и увеличения продуктивности организации в целом. Также существенную роль влияют и построенные <text:span text:style-name="T6">в</text:span>заимоотношения в коллективе, где используется не тип «подчиненный-начальник», а «все мы одна команда, работаем вместе и помогаем друг другу».</text:p>
      <text:p text:style-name="P2"><text:tab/>2. Количественный метод. Использование статистики позволяет компании делать соответствующие выводы об интересах потребителей и тенденциях рынка, вовремя внедрять новые сервисы, как это было с Яндекс.Такси, Яндекс.Картами и прочими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1:26:06.763977378</meta:creation-date>
    <dc:date>2021-04-20T21:32:53.408254895</dc:date>
    <meta:editing-duration>PT1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346" meta:character-count="2712" meta:non-whitespace-character-count="2360"/>
  </office:meta>
</office:document-meta>
</file>